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268" officeooo:paragraph-rsid="00007268"/>
    </style:style>
    <style:style style:name="P2" style:family="paragraph" style:parent-style-name="Standard">
      <style:text-properties officeooo:rsid="00028ea1" officeooo:paragraph-rsid="00028ea1"/>
    </style:style>
    <style:style style:name="P3" style:family="paragraph" style:parent-style-name="Standard">
      <style:text-properties officeooo:rsid="0006b537" officeooo:paragraph-rsid="0006b537"/>
    </style:style>
    <style:style style:name="P4" style:family="paragraph" style:parent-style-name="Text_20_body">
      <style:text-properties officeooo:rsid="00007268" officeooo:paragraph-rsid="0007dce6"/>
    </style:style>
    <style:style style:name="P5" style:family="paragraph" style:parent-style-name="Standard">
      <style:text-properties officeooo:rsid="00007268" officeooo:paragraph-rsid="0006ca4e"/>
    </style:style>
    <style:style style:name="P6" style:family="paragraph" style:parent-style-name="Standard">
      <style:text-properties officeooo:rsid="00007268" officeooo:paragraph-rsid="000c90cf"/>
    </style:style>
    <style:style style:name="P7" style:family="paragraph" style:parent-style-name="Standard">
      <style:text-properties officeooo:rsid="0006b537" officeooo:paragraph-rsid="0006b537"/>
    </style:style>
    <style:style style:name="P8" style:family="paragraph" style:parent-style-name="Text_20_body">
      <style:text-properties officeooo:rsid="00007268" officeooo:paragraph-rsid="000c90cf"/>
    </style:style>
    <style:style style:name="P9" style:family="paragraph" style:parent-style-name="Text_20_body">
      <style:text-properties officeooo:rsid="0006b537" officeooo:paragraph-rsid="0006b537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57c23"/>
    </style:style>
    <style:style style:name="T2" style:family="text">
      <style:text-properties officeooo:rsid="0006ca4e"/>
    </style:style>
    <style:style style:name="T3" style:family="text">
      <style:text-properties officeooo:rsid="0007dce6"/>
    </style:style>
    <style:style style:name="T4" style:family="text">
      <style:text-properties officeooo:rsid="000a2bdc"/>
    </style:style>
    <style:style style:name="T5" style:family="text">
      <style:text-properties officeooo:rsid="000aad3e"/>
    </style:style>
    <style:style style:name="T6" style:family="text">
      <style:text-properties officeooo:rsid="000c9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L RESOLVER : 172.29.1.13<text:span text:style-name="T3">5 – 200.23.11.5 </text:span></text:p>
      <text:p text:style-name="P5">SRV-NS1 : 172.29.1.131 – <text:span text:style-name="T2">200.23.11.1</text:span></text:p>
      <text:p text:style-name="P5">SRV-NS2 : 172.29.1.132 - <text:span text:style-name="T2">200.23.11.2</text:span></text:p>
      <text:p text:style-name="P5">SRV-HTTP1 : 172.29.1.13<text:span text:style-name="T1">7 – </text:span><text:bookmark-start text:name="__DdeLink__30_1466283661"/><text:span text:style-name="T1">200.23.11.7</text:span><text:bookmark-end text:name="__DdeLink__30_1466283661"/><text:span text:style-name="T1"> -------------------------</text:span></text:p>
      <text:p text:style-name="P6">SRV-HTTP<text:span text:style-name="T5">S</text:span>2 : 172.29.1.136 – <text:span text:style-name="T2">200.23.11.6 <text:s/>------------------</text:span></text:p>
      <text:p text:style-name="P6">SRV-MAIL : 172.29.1.133 – <text:span text:style-name="T2">200.23.11.3 ------------------</text:span></text:p>
      <text:p text:style-name="P6">SRV-PLANIFNS1 : 172.29.1.138 – <text:span text:style-name="T2">200.23.11.8 </text:span></text:p>
      <text:p text:style-name="P6">SRV-PLANIFNS2 : 172.29.1.139 – <text:span text:style-name="T2">200.23.11.9 <text:s/></text:span></text:p>
      <text:p text:style-name="P6">SRV-HTTP2 : 172.29.1.141 – <text:span text:style-name="T2">200.23.11.11 ------------------</text:span></text:p>
      <text:p text:style-name="P6">SRV-HTTPS2 : 172.29.1.142 – <text:span text:style-name="T2">200.23.11.12 ------------------</text:span></text:p>
      <text:p text:style-name="P6">SRV-NS<text:span text:style-name="T4">EXTERIOR</text:span> : 172.29.1.1<text:span text:style-name="T4">40</text:span> – <text:span text:style-name="T2">200.23.11.10 ------------------</text:span></text:p>
      <text:p text:style-name="P1"/>
      <text:p text:style-name="P3">64.223.190.105</text:p>
      <text:p text:style-name="P9"><text:span text:style-name="T6">no </text:span>ip nat inside source static 172.29.1.131 200.23.11.1 </text:p>
      <text:p text:style-name="P10"><text:span text:style-name="T6">no </text:span>ip nat inside source static 172.29.1.135 200.23.11.5 </text:p>
      <text:p text:style-name="P10">ip nat inside source static 172.29.1.137 200.23.11.7</text:p>
      <text:p text:style-name="P3"/>
      <text:p text:style-name="P1"/>
      <text:p text:style-name="P1"/>
      <text:p text:style-name="P4">ip nat inside source static 172.29.1.13<text:span text:style-name="T6">7</text:span> 200.23.11.<text:span text:style-name="T6">7</text:span></text:p>
      <text:p text:style-name="P8">ip nat inside source static 172.29.1.13<text:span text:style-name="T6">6</text:span> 200.23.11.<text:span text:style-name="T6">6</text:span></text:p>
      <text:p text:style-name="P8">ip nat inside source static 172.29.1.13<text:span text:style-name="T6">3</text:span> 200.23.11.<text:span text:style-name="T6">3</text:span></text:p>
      <text:p text:style-name="P8">ip nat inside source static 172.29.1.1<text:span text:style-name="T6">41</text:span> 200.23.11.<text:span text:style-name="T6">11</text:span></text:p>
      <text:p text:style-name="P8">ip nat inside source static 172.29.1.1<text:span text:style-name="T6">42</text:span> 200.23.11.<text:span text:style-name="T6">12</text:span></text:p>
      <text:p text:style-name="P8">ip nat inside source static 172.29.1.1<text:span text:style-name="T6">40</text:span> 200.23.11.<text:span text:style-name="T6">10</text:span></text:p>
      <text:p text:style-name="P8">ip nat inside source static 172.29.1.137 200.23.11.7</text:p>
      <text:p text:style-name="P8">ip nat inside source static 172.29.1.137 200.23.11.7</text:p>
      <text:p text:style-name="P8">ip nat inside source static 172.29.1.137 200.23.11.7</text:p>
      <text:p text:style-name="P8">ip nat inside source static 172.29.1.137 200.23.11.7</text:p>
      <text:p text:style-name="P8"><text:s/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1.6.2$Linux_X86_64 LibreOffice_project/10m0$Build-2</meta:generator>
    <dc:date>2018-06-20T23:37:15.907914621</dc:date>
    <meta:editing-duration>PT4H32M19S</meta:editing-duration>
    <meta:editing-cycles>9</meta:editing-cycles>
    <meta:document-statistic meta:table-count="0" meta:image-count="0" meta:object-count="0" meta:page-count="1" meta:paragraph-count="26" meta:word-count="146" meta:character-count="1264" meta:non-whitespace-character-count="1125"/>
  </office:meta>
</office:document-meta>
</file>